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.695cm" table:align="center"/>
    </style:style>
    <style:style style:name="Tabelle1.A" style:family="table-column">
      <style:table-column-properties style:column-width="0.534cm"/>
    </style:style>
    <style:style style:name="Tabelle1.C" style:family="table-column">
      <style:table-column-properties style:column-width="0.626cm"/>
    </style:style>
    <style:style style:name="Tabel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9cm" fo:border-left="2.6pt double #808080" fo:border-right="none" fo:border-top="2.6pt double #808080" fo:border-bottom="2.6pt double #808080"/>
    </style:style>
    <style:style style:name="Tabelle1.C1" style:family="table-cell">
      <style:table-cell-properties style:vertical-align="middle" style:border-line-width="0.002cm 0.088cm 0.002cm" fo:padding="0.09cm" fo:border="2.6pt double #808080"/>
    </style:style>
    <style:style style:name="Tabelle1.A2" style:family="table-cell">
      <style:table-cell-properties style:vertical-align="middle" style:border-line-width-left="0.002cm 0.088cm 0.002cm" style:border-line-width-bottom="0.002cm 0.088cm 0.002cm" fo:padding="0.09cm" fo:border-left="2.6pt double #808080" fo:border-right="none" fo:border-top="none" fo:border-bottom="2.6pt double #808080"/>
    </style:style>
    <style:style style:name="Tabel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9cm" fo:border-left="2.6pt double #808080" fo:border-right="2.6pt double #808080" fo:border-top="none" fo:border-bottom="2.6pt double #808080"/>
    </style:style>
    <style:style style:name="P1" style:family="paragraph" style:parent-style-name="Table_20_Contents">
      <style:text-properties officeooo:paragraph-rsid="00094e7e"/>
    </style:style>
    <style:style style:name="P2" style:family="paragraph" style:parent-style-name="Text_20_body">
      <style:text-properties officeooo:paragraph-rsid="00094e7e"/>
    </style:style>
    <style:style style:name="P3" style:family="paragraph" style:parent-style-name="Text_20_body" style:list-style-name="L1">
      <style:text-properties officeooo:paragraph-rsid="00094e7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normal" officeooo:paragraph-rsid="00094e7e" style:font-weight-asian="normal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094e7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paragraph-rsid="00094e7e" style:font-weight-asian="normal" style:font-weight-complex="normal"/>
    </style:style>
    <style:style style:name="P8" style:family="paragraph" style:parent-style-name="Standard">
      <style:text-properties style:font-name="Courier New1" officeooo:paragraph-rsid="00094e7e" style:font-name-complex="Courier New1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paragraph-rsid="00094e7e" style:font-weight-asian="bold" style:font-weight-complex="bold"/>
    </style:style>
    <style:style style:name="P10" style:family="paragraph" style:parent-style-name="Standard" style:list-style-name="List_20_3">
      <style:paragraph-properties fo:margin-left="0cm" fo:margin-right="0cm" fo:text-indent="0cm" style:auto-text-indent="false"/>
      <style:text-properties officeooo:paragraph-rsid="00094e7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094e7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paragraph-rsid="00094e7e" style:font-weight-asian="normal" style:font-weight-complex="normal"/>
    </style:style>
    <style:style style:name="P13" style:family="paragraph" style:parent-style-name="Heading_20_3">
      <style:text-properties officeooo:paragraph-rsid="00094e7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2">
      <style:text-properties officeooo:paragraph-rsid="00094e7e"/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normal" officeooo:rsid="00060f66" style:font-style-asian="normal" style:font-style-complex="normal"/>
    </style:style>
    <style:style style:name="T2" style:family="text">
      <style:text-properties fo:font-style="normal" fo:font-weight="bold" officeooo:rsid="00060f66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officeooo:rsid="00060f66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94e7e" style:font-style-asian="normal" style:font-weight-asian="normal" style:font-style-complex="normal" style:font-weight-complex="normal"/>
    </style:style>
    <style:style style:name="T5" style:family="text">
      <style:text-properties officeooo:rsid="0004019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 fo:font-style="normal" officeooo:rsid="00060f66" style:font-style-asian="normal" style:font-name-complex="Courier New1" style:font-style-complex="normal"/>
    </style:style>
    <style:style style:name="T8" style:family="text">
      <style:text-properties fo:font-style="italic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4"><text:a xlink:type="simple" xlink:href="#__RefHeading__15332_1958085737" text:style-name="Internet_20_link" text:visited-style-name="Internet_20_link">1. </text:a>Arrays<text:tab/>1</text:p>
          <text:p text:style-name="P16"><text:a xlink:type="simple" xlink:href="#__RefHeading__7604_910174129" text:style-name="Internet_20_link" text:visited-style-name="Internet_20_link">1.1. </text:a>Int-Array<text:tab/>1</text:p>
          <text:p text:style-name="P17"><text:a xlink:type="simple" xlink:href="#__RefHeading__7606_910174129" text:style-name="Internet_20_link" text:visited-style-name="Internet_20_link">1.1.1. </text:a>permutation<text:tab/>1</text:p>
          <text:p text:style-name="P16"><text:a xlink:type="simple" xlink:href="#__RefHeading__7616_910174129" text:style-name="Internet_20_link" text:visited-style-name="Internet_20_link">1.2. </text:a>Texte/Strings<text:tab/>1</text:p>
          <text:p text:style-name="P17"><text:a xlink:type="simple" xlink:href="#__RefHeading__7618_910174129" text:style-name="Internet_20_link" text:visited-style-name="Internet_20_link">1.2.1. </text:a>Zwei2Eins<text:tab/>1</text:p>
          <text:p text:style-name="P17"><text:a xlink:type="simple" xlink:href="#__RefHeading__7885_459630661" text:style-name="Internet_20_link" text:visited-style-name="Internet_20_link">1.2.2. </text:a>lesbar<text:tab/>2</text:p>
          <text:p text:style-name="P17"><text:a xlink:type="simple" xlink:href="#__RefHeading__7620_910174129" text:style-name="Internet_20_link" text:visited-style-name="Internet_20_link">1.2.3. </text:a>halt<text:tab/>2</text:p>
          <text:p text:style-name="P16"><text:a xlink:type="simple" xlink:href="#__RefHeading__7622_910174129" text:style-name="Internet_20_link" text:visited-style-name="Internet_20_link">1.3. </text:a>Zweidimensionale Arrays<text:tab/>2</text:p>
          <text:p text:style-name="P17"><text:a xlink:type="simple" xlink:href="#__RefHeading__7624_910174129" text:style-name="Internet_20_link" text:visited-style-name="Internet_20_link">1.3.1. </text:a>Magische Quadrate<text:tab/>2</text:p>
        </text:index-body>
      </text:table-of-content>
      <text:h text:style-name="Heading_20_1" text:outline-level="1" text:restart-numbering="true" text:start-value="-1"><text:bookmark-start text:name="__RefHeading__15332_1958085737"/><text:span text:style-name="T5">Arrays</text:span><text:bookmark-end text:name="__RefHeading__15332_1958085737"/></text:h>
      <text:h text:style-name="P15" text:outline-level="2"><text:bookmark-start text:name="__RefHeading__7604_910174129"/><text:span text:style-name="Citation"><text:span text:style-name="T1">Int-Array</text:span></text:span><text:bookmark-end text:name="__RefHeading__7604_910174129"/></text:h>
      <text:h text:style-name="P13" text:outline-level="3"><text:bookmark-start text:name="__RefHeading__7606_910174129"/>permutation<text:bookmark-end text:name="__RefHeading__7606_910174129"/></text:h>
      <text:p text:style-name="P11">Definition:Permutation</text:p>
      <text:p text:style-name="P11">Ein Array int [n] enthält eine »Permutation«, </text:p>
      <text:p text:style-name="P11">wenn alle Zahlen 1, ... , n genau einmal als Elemente vorkommen. </text:p>
      <text:p text:style-name="P11"/>
      <text:p text:style-name="P11">Aufgabe: Permutation</text:p>
      <text:p text:style-name="P11">Schreiben Sie ein Programm (permutation), das</text:p>
      <text:list xml:id="list5828123192773769369" text:style-name="List_20_3">
        <text:list-item>
          <text:p text:style-name="P10">ein Array namens permutation mit genau 4 Elementen definiert</text:p>
        </text:list-item>
        <text:list-item>
          <text:p text:style-name="P10">lesen Sie von der Tastatur 4 Elemente ins Array ein.<text:line-break/>Achtung die Werte dürfen nur zwischen 0 bis 4 sein. D.h. Ihr Programm darf keine anderen Werte ins Array einlesen.</text:p>
        </text:list-item>
        <text:list-item>
          <text:p text:style-name="P10">Überprüfen Sie, ob die eingegebenen Werte im Array eine Permutation ergeben.<text:line-break/>Eine 0 spielt dabei die Rolle eines Jokers, der beliebige Werte 1, ... , n annehmen kann.</text:p>
        </text:list-item>
        <text:list-item>
          <text:p text:style-name="P10">Geben Sie nach der Überprüfung das Array und das Ergebnis ihrer Überprüfung aus. (siehe Beispiel unten)</text:p>
        </text:list-item>
      </text:list>
      <text:p text:style-name="P11"/>
      <text:p text:style-name="P11">Beispiele:</text:p>
      <text:p text:style-name="P11"><text:tab/>(2,1,4,3) ist eine Permutation der Zahlen 1, ... ,4.</text:p>
      <text:p text:style-name="P11"><text:tab/>(1,2,2,3) ist keine Permutation.</text:p>
      <text:p text:style-name="P11"><text:tab/>(2,0,0,3) kann zur Permutation ergänzt werden.</text:p>
      <text:p text:style-name="P11"><text:tab/>(2,0,0,2) kann nicht zu einer Permutation ergänzt werden.</text:p>
      <text:p text:style-name="P9"><text:span text:style-name="Citation"><text:span text:style-name="T2"/></text:span></text:p>
      <text:p text:style-name="P8"><text:span text:style-name="Citation"><text:span text:style-name="T7"/></text:span></text:p>
      <text:h text:style-name="Heading_20_2" text:outline-level="2"><text:bookmark-start text:name="__RefHeading__7616_910174129"/><text:span text:style-name="Citation"><text:span text:style-name="T3">Texte/Strings</text:span></text:span><text:bookmark-end text:name="__RefHeading__7616_910174129"/></text:h>
      <text:h text:style-name="P13" text:outline-level="3"><text:bookmark-start text:name="__RefHeading__7618_910174129"/>Zwei2Eins<text:bookmark-end text:name="__RefHeading__7618_910174129"/></text:h>
      <text:p text:style-name="P7">In diesem Programm soll aus 2 eingegeben char-Arrays/string ein Array/string gemacht werden.</text:p>
      <text:p text:style-name="P7">Das neue Array/string soll aber die doppelten Buchstaben nicht wiederholen.</text:p>
      <text:p text:style-name="P7">Also z.b</text:p>
      <text:p text:style-name="P7"><text:tab/>[A]=A B C D E F</text:p>
      <text:p text:style-name="P7"><text:tab/>[B]=D E F G H I</text:p>
      <text:p text:style-name="P7"><text:tab/>das neue array soll so aussehen</text:p>
      <text:p text:style-name="P7"><text:tab/>[C]=A B C D E F G H I </text:p>
      <text:p text:style-name="P7"><text:soft-page-break/></text:p>
      <text:p text:style-name="P7"/>
      <text:p text:style-name="P7"/>
      <text:h text:style-name="P13" text:outline-level="3"><text:bookmark-start text:name="__RefHeading__7885_459630661"/>lesbar<text:bookmark-end text:name="__RefHeading__7885_459630661"/></text:h>
      <text:p text:style-name="P7">Lesen Sie wortweise ein und tauschen Sie die Buchstaben des Wortes beliebig oft. Aber</text:p>
      <text:p text:style-name="P7">lassen Sie den 1. und letzten Buchstaben unvertauscht. </text:p>
      <text:p text:style-name="P7">Geben Sie die Wörter aus. Kann man den so erhaltenen Text noch lesen?</text:p>
      <text:p text:style-name="P12"><text:span text:style-name="Citation"><text:span text:style-name="T3"/></text:span></text:p>
      <text:p text:style-name="P12"><text:span text:style-name="Citation"><text:span text:style-name="T3"/></text:span></text:p>
      <text:h text:style-name="P13" text:outline-level="3"><text:bookmark-start text:name="__RefHeading__7620_910174129"/>halt<text:bookmark-end text:name="__RefHeading__7620_910174129"/></text:h>
      <text:p text:style-name="P2">Lies einen Text ein und gibt diesen wieder aus, aber <text:span text:style-name="T6">nur bis</text:span> dass die Wortfolge HALT ausgeben wurde. Anmerkung die Buchstaben HALT müssen nicht direkt hintereinander im Text vorkommen. Aber Sie müssen in der Reihenfolge: zuerst das H , dann irgendwann das A, usw...</text:p>
      <text:p text:style-name="P2"/>
      <text:p text:style-name="P2">Beispiel:</text:p>
      <text:p text:style-name="P2">ABHFTAZRLJQWTZBE</text:p>
      <text:p text:style-name="P4"><text:span text:style-name="Citation"><text:span text:style-name="T1">AB</text:span></text:span><text:span text:style-name="Citation"><text:span text:style-name="T2">H</text:span></text:span><text:span text:style-name="Citation"><text:span text:style-name="T1">FT</text:span></text:span><text:span text:style-name="Citation"><text:span text:style-name="T2">A</text:span></text:span><text:span text:style-name="Citation"><text:span text:style-name="T1">ZR</text:span></text:span><text:span text:style-name="Citation"><text:span text:style-name="T2">L</text:span></text:span><text:span text:style-name="Citation"><text:span text:style-name="T1">JQW</text:span></text:span><text:span text:style-name="Citation"><text:span text:style-name="T2">T</text:span></text:span></text:p>
      <text:p text:style-name="P4"><text:span text:style-name="Citation"><text:span text:style-name="T2"/></text:span></text:p>
      <text:p text:style-name="P6"/>
      <text:h text:style-name="Heading_20_2" text:outline-level="2"><text:bookmark-start text:name="__RefHeading__7622_910174129"/><text:span text:style-name="Citation"><text:span text:style-name="T4">Zweidimensionale Arrays</text:span></text:span><text:bookmark-end text:name="__RefHeading__7622_910174129"/></text:h>
      <text:p text:style-name="Text_20_body"><text:span text:style-name="Citation"><text:span text:style-name="T4"/></text:span></text:p>
      <text:h text:style-name="Heading_20_3" text:outline-level="3"><text:bookmark-start text:name="__RefHeading__7624_910174129"/>Magische Quadrate<text:bookmark-end text:name="__RefHeading__7624_910174129"/></text:h>
      <text:p text:style-name="P2">Ein magisches Quadrat ist eine quadratische Anordnung mit n Zeilen und n Spalten von Zahlen derart, dass die Summe der Zahlen in einer beliebigen Zeile, Spalte, oder in der Hauptdiagonale alle gleich sind. </text:p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9</text:p>
          </table:table-cell>
          <table:table-cell table:style-name="Tabelle1.C1" office:value-type="string">
            <text:p text:style-name="P1">2</text:p>
          </table:table-cell>
        </table:table-row>
        <table:table-row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">5</text:p>
          </table:table-cell>
          <table:table-cell table:style-name="Tabelle1.C2" office:value-type="string">
            <text:p text:style-name="P1">7</text:p>
          </table:table-cell>
        </table:table-row>
        <table:table-row>
          <table:table-cell table:style-name="Tabelle1.A2" office:value-type="string">
            <text:p text:style-name="P1">8</text:p>
          </table:table-cell>
          <table:table-cell table:style-name="Tabelle1.A2" office:value-type="string">
            <text:p text:style-name="P1">1</text:p>
          </table:table-cell>
          <table:table-cell table:style-name="Tabelle1.C2" office:value-type="string">
            <text:p text:style-name="P1">6</text:p>
          </table:table-cell>
        </table:table-row>
      </table:table>
      <text:p text:style-name="P2"/>
      <text:p text:style-name="P2">Wenn n ungerade ist, kann man ein magisches Quadrat folgendermaßen erstellen. Im Feld Q[i][j] (i=1..n, j=1..n) wird eingetragen: </text:p>
      <text:list xml:id="list6509797646272319482" text:style-name="L1">
        <text:list-item>
          <text:p text:style-name="P5">Setzen Sie <text:span text:style-name="T8">k = j - i + (n -1)/2</text:span> und <text:span text:style-name="T8">m = 2*j - i</text:span>. </text:p>
        </text:list-item>
        <text:list-item>
          <text:p text:style-name="P5">Wird <text:span text:style-name="T8">k &gt;= n</text:span>, ersetzen Sie <text:span text:style-name="T8">k</text:span> durch <text:span text:style-name="T8">k - n</text:span> und fahren Sie fort bei Schritt 4. </text:p>
        </text:list-item>
        <text:list-item>
          <text:p text:style-name="P5">Wird <text:span text:style-name="T8">k &lt; 0</text:span>, ersetzen Sie <text:span text:style-name="T8">k</text:span> durch <text:span text:style-name="T8">k + n</text:span>. </text:p>
        </text:list-item>
        <text:list-item>
          <text:p text:style-name="P5">Wird <text:span text:style-name="T8">m &gt; n</text:span>, so ersetzen Sie <text:span text:style-name="T8">m</text:span> durch <text:span text:style-name="T8">m - n</text:span> und fahren Sie fort bei Schritt 6. </text:p>
        </text:list-item>
        <text:list-item>
          <text:p text:style-name="P5">Wird <text:span text:style-name="T8">m &lt;= 0</text:span>, ersetzen Sie <text:span text:style-name="T8">m</text:span> durch <text:span text:style-name="T8">m + n</text:span>. </text:p>
        </text:list-item>
        <text:list-item>
          <text:p text:style-name="P3">Ergebnis: <text:span text:style-name="T8">Q[i][j] = K*n + m</text:span>. </text:p>
        </text:list-item>
      </text:list>
      <text:p text:style-name="P2">Erstellen Sie ein Programm, das mit diesen Regeln bei Benutzereingabe von ungeradem n ein magisches Quadrat erzeugt, das in einem Array gespeichert und dann am Bildschirm schön formatiert ausgegeben wird. </text:p>
      <text:p text:style-name="P4"><text:soft-page-break/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C-ARRAY-02-permutation-zwei2eins-lesbar-halt-magischesquadrat</text:file-name><text:tab/>Arbeitsunterlage</text:p>
      </style:header>
      <style:footer>
        <text:p text:style-name="Footer">Informatik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creation-date>2014-02-20T22:52:39.380816000</meta:creation-date>
    <meta:editing-cycles>7</meta:editing-cycles>
    <meta:editing-duration>PT10M8S</meta:editing-duration>
    <meta:initial-creator>Anton Hofmann</meta:initial-creator>
    <dc:date>2014-02-21T14:36:26.608875000</dc:date>
    <dc:creator>Anton Hofmann</dc:creator>
    <meta:document-statistic meta:table-count="1" meta:image-count="0" meta:object-count="0" meta:page-count="3" meta:paragraph-count="67" meta:word-count="508" meta:character-count="2990" meta:non-whitespace-character-count="2537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4-02-20T22:52:39.156010000"/>
  </office:meta>
</office:document-meta>
</file>